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SLTT10" svg:font-family="CMSL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3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5" style:family="paragraph" style:parent-style-name="Standard">
      <style:text-properties style:use-window-font-color="true" style:font-name="Times New Roman" fo:font-size="18pt" fo:background-color="transparent" style:font-size-asian="18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ff3333" style:font-name="Times New Roman" fo:font-size="18pt" fo:font-style="normal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1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2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13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4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15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tab-stops>
          <style:tab-stop style:position="9.8543in"/>
        </style:tab-stops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bold" fo:background-color="transparent" style:font-name-asian="CMSLTT10" style:font-size-asian="16pt" style:font-style-asian="normal" style:font-weight-asian="bold" style:font-name-complex="CMSLTT10" style:font-size-complex="16pt" style:font-style-complex="normal" style:font-weight-complex="bold"/>
    </style:style>
    <style:style style:name="P16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cc0000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7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18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19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fo:font-size="18pt" fo:background-color="transparent" style:font-size-asian="18pt" style:font-size-complex="18pt"/>
    </style:style>
    <style:style style:name="P21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2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23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24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Inconsolata-zi4r" style:font-size-asian="18pt" style:font-style-asian="normal" style:font-weight-asian="bold" style:font-name-complex="Inconsolata-zi4r" style:font-size-complex="18pt" style:font-style-complex="normal" style:font-weight-complex="bold"/>
    </style:style>
    <style:style style:name="P25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Inconsolata-zi4r" style:font-size-asian="18pt" style:font-style-asian="italic" style:font-weight-asian="normal" style:font-name-complex="Inconsolata-zi4r" style:font-size-complex="18pt" style:font-style-complex="italic" style:font-weight-complex="normal"/>
    </style:style>
    <style:style style:name="P26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27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#ffff00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28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29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color="#ff3333" style:font-name="Times New Roman" fo:font-size="18pt" fo:font-style="normal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30" style:family="paragraph" style:parent-style-name="Standard">
      <style:paragraph-properties fo:margin-top="0.0201in" fo:margin-bottom="0.0201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31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32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33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8pt" fo:background-color="transparent" style:font-size-asian="18pt" style:font-size-complex="18pt"/>
    </style:style>
    <style:style style:name="P34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fo:font-size="18pt" fo:font-style="normal" fo:background-color="transparent" style:font-size-asian="18pt" style:font-style-asian="normal" style:font-size-complex="18pt" style:font-style-complex="normal"/>
    </style:style>
    <style:style style:name="P35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36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7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38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9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#ffff00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40" style:family="paragraph" style:parent-style-name="Standard">
      <style:paragraph-properties fo:margin-top="0.0201in" fo:margin-bottom="0.0201in" fo:text-align="start" style:justify-single-word="false" style:text-autospace="none"/>
    </style:style>
    <style:style style:name="P41" style:family="paragraph" style:parent-style-name="Standard">
      <style:paragraph-properties fo:margin-top="0.0201in" fo:margin-bottom="0.0201in" fo:text-align="start" style:justify-single-word="false" style:text-autospace="non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43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#ffff00" style:font-name-asian="NimbusMonL-Regu" style:font-size-asian="18pt" style:font-weight-asian="normal" style:font-name-complex="NimbusMonL-Regu" style:font-size-complex="18pt" style:font-weight-complex="normal"/>
    </style:style>
    <style:style style:name="P44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background-color="transparent" style:font-name-asian="NimbusMonL-Regu" style:font-size-asian="18pt" style:font-name-complex="NimbusMonL-Regu" style:font-size-complex="18pt"/>
    </style:style>
    <style:style style:name="P45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47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4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9" style:family="paragraph" style:parent-style-name="Standard">
      <style:paragraph-properties fo:margin-top="0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fo:color="#000000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50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1" style:family="paragraph" style:parent-style-name="Standard">
      <style:paragraph-properties style:line-height-at-least="0.0201in"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2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53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54" style:family="paragraph" style:parent-style-name="Standard">
      <style:paragraph-properties style:line-height-at-least="0.020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55" style:family="paragraph" style:parent-style-name="Standard">
      <style:paragraph-properties fo:margin-top="0.0201in" fo:margin-bottom="0.0201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56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style:font-name="Times New Roman" fo:font-size="16pt" fo:font-weight="normal" fo:background-color="transparent" style:font-name-asian="Inconsolata-zi4r" style:font-size-asian="16pt" style:font-weight-asian="normal" style:font-name-complex="Inconsolata-zi4r" style:font-size-complex="16pt" style:font-weight-complex="normal"/>
    </style:style>
    <style:style style:name="T1" style:family="text">
      <style:text-properties fo:font-variant="normal" fo:text-transform="none" fo:letter-spacing="normal" fo:font-style="normal" fo:font-weight="normal" style:font-name-asian="Lucida Sans" style:font-style-asian="normal" style:font-weight-asian="normal" style:font-name-complex="Lucida Sans" style:font-style-complex="normal" style:font-weight-complex="normal"/>
    </style:style>
    <style:style style:name="T2" style:family="text">
      <style:text-properties fo:font-variant="normal" fo:text-transform="none" fo:letter-spacing="normal" fo:font-style="normal" fo:font-weight="normal" style:font-name-asian="Inconsolata-zi4r" style:font-style-asian="normal" style:font-weight-asian="normal" style:font-name-complex="Inconsolata-zi4r" style:font-style-complex="normal" style:font-weight-complex="normal"/>
    </style:style>
    <style:style style:name="T3" style:family="text">
      <style:text-properties fo:font-variant="normal" fo:text-transform="none" fo:letter-spacing="normal" fo:font-style="normal" style:font-name-asian="Lucida Sans" style:font-style-asian="normal" style:font-name-complex="Lucida Sans" style:font-style-complex="normal"/>
    </style:style>
    <style:style style:name="T4" style:family="text">
      <style:text-properties fo:font-variant="normal" fo:text-transform="none" fo:letter-spacing="normal" fo:font-style="normal" style:font-style-asian="normal" style:font-style-complex="normal"/>
    </style:style>
    <style:style style:name="T5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letter-spacing="normal" fo:font-style="normal" fo:font-weight="bold" style:font-name-asian="Lucida Sans" style:font-style-asian="normal" style:font-weight-asian="bold" style:font-name-complex="Lucida Sans" style:font-style-complex="normal" style:font-weight-complex="bold"/>
    </style:style>
    <style:style style:name="T7" style:family="text">
      <style:text-properties fo:font-variant="normal" fo:text-transform="none" fo:letter-spacing="normal" fo:font-style="normal" style:text-underline-style="none" fo:font-weight="bold" style:font-name-asian="Lucida Sans" style:font-style-asian="normal" style:font-weight-asian="bold" style:font-name-complex="Lucida Sans" style:font-style-complex="normal" style:font-weight-complex="bold"/>
    </style:style>
    <style:style style:name="T8" style:family="text">
      <style:text-properties fo:font-variant="normal" fo:text-transform="none" fo:letter-spacing="normal" fo:font-style="normal" style:text-underline-style="none" style:font-name-asian="Lucida Sans" style:font-style-asian="normal" style:font-name-complex="Lucida Sans" style:font-style-complex="normal"/>
    </style:style>
    <style:style style:name="T9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#ffff00" style:font-name-asian="Lucida Sans" style:font-style-asian="normal" style:font-name-complex="Lucida Sans" style:font-style-complex="normal"/>
    </style:style>
    <style:style style:name="T10" style:family="text">
      <style:text-properties fo:font-variant="normal" fo:text-transform="none" fo:letter-spacing="normal" fo:font-style="normal" fo:background-color="#ffff00" style:font-name-asian="Lucida Sans" style:font-style-asian="normal" style:font-name-complex="Lucida Sans" style:font-style-complex="normal"/>
    </style:style>
    <style:style style:name="T11" style:family="text">
      <style:text-properties fo:font-variant="normal" fo:text-transform="none" fo:letter-spacing="normal" style:font-name-asian="Lucida Sans" style:font-name-complex="Lucida Sans"/>
    </style:style>
    <style:style style:name="T12" style:family="text">
      <style:text-properties fo:font-variant="normal" fo:text-transform="none" fo:color="#ff3333" fo:letter-spacing="normal" fo:font-style="normal" fo:font-weight="normal" style:font-name-asian="Lucida Sans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font-variant="normal" fo:text-transform="none" fo:color="#ff3333" fo:letter-spacing="normal" fo:font-style="normal" style:font-name-asian="Lucida Sans" style:font-style-asian="normal" style:font-name-complex="Lucida Sans" style:font-style-complex="normal"/>
    </style:style>
    <style:style style:name="T14" style:family="text">
      <style:text-properties fo:font-variant="normal" fo:text-transform="none" fo:color="#ff3333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15" style:family="text">
      <style:text-properties fo:font-variant="normal" fo:text-transform="none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16" style:family="text">
      <style:text-properties fo:font-variant="normal" fo:text-transform="none" style:font-name="Times New Roman" fo:letter-spacing="normal" fo:font-weight="normal" fo:background-color="#ffff00" style:font-name-asian="Lucida Sans" style:font-weight-asian="normal" style:font-name-complex="Lucida Sans" style:font-weight-complex="normal"/>
    </style:style>
    <style:style style:name="T17" style:family="text">
      <style:text-properties fo:font-variant="normal" fo:text-transform="none" style:font-name="Times New Roman" fo:letter-spacing="normal" fo:font-weight="normal" style:font-name-asian="NimbusMonL-Regu" style:font-weight-asian="normal" style:font-name-complex="NimbusMonL-Regu" style:font-weight-complex="normal"/>
    </style:style>
    <style:style style:name="T18" style:family="text">
      <style:text-properties fo:font-variant="normal" fo:text-transform="none" style:font-name="Times New Roman" fo:letter-spacing="normal" fo:font-style="italic" fo:font-weight="normal" style:font-name-asian="NimbusMonL-Regu" style:font-weight-asian="normal" style:font-name-complex="NimbusMonL-Regu" style:font-weight-complex="normal"/>
    </style:style>
    <style:style style:name="T19" style:family="text">
      <style:text-properties fo:font-variant="normal" fo:text-transform="none" style:font-name="Times New Roman" fo:letter-spacing="normal" fo:font-style="normal" fo:font-weight="normal" style:font-name-asian="Inconsolata-zi4r" style:font-style-asian="normal" style:font-weight-asian="normal" style:font-name-complex="Inconsolata-zi4r" style:font-style-complex="normal" style:font-weight-complex="normal"/>
    </style:style>
    <style:style style:name="T20" style:family="text">
      <style:text-properties fo:font-variant="normal" fo:text-transform="none" style:font-name="Times New Roman" fo:letter-spacing="normal" fo:font-style="normal" fo:font-weight="normal" style:font-name-asian="NimbusMonL-Regu" style:font-style-asian="normal" style:font-weight-asian="normal" style:font-name-complex="NimbusMonL-Regu" style:font-style-complex="normal" style:font-weight-complex="normal"/>
    </style:style>
    <style:style style:name="T21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T23" style:family="text">
      <style:text-properties fo:font-variant="normal" fo:text-transform="none" style:use-window-font-color="true" style:font-name="Times New Roman" fo:letter-spacing="normal" fo:background-color="transparent" style:font-name-asian="Lucida Sans" style:font-name-complex="Lucida Sans"/>
    </style:style>
    <style:style style:name="T24" style:family="text">
      <style:text-properties fo:font-variant="normal" fo:text-transform="none" style:use-window-font-color="true" style:font-name="Times New Roman" fo:letter-spacing="normal" fo:background-color="transparent" style:font-name-asian="Courier" style:font-name-complex="Courier"/>
    </style:style>
    <style:style style:name="T25" style:family="text">
      <style:text-properties fo:font-variant="normal" fo:text-transform="none" fo:color="#333333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background-color="#ffff00"/>
    </style:style>
    <style:style style:name="T28" style:family="text">
      <style:text-properties style:text-underline-style="solid" style:text-underline-width="auto" style:text-underline-color="font-color" style:font-name-asian="Inconsolata-zi4r" style:font-name-complex="Inconsolata-zi4r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Times New Roman" fo:font-weight="normal" style:font-name-asian="Inconsolata-zi4r" style:font-weight-asian="normal" style:font-name-complex="Inconsolata-zi4r" style:font-weight-complex="normal"/>
    </style:style>
    <style:style style:name="T31" style:family="text">
      <style:text-properties style:font-name-asian="Lucida Sans" style:font-name-complex="Lucida Sans"/>
    </style:style>
    <style:style style:name="T32" style:family="text">
      <style:text-properties style:font-name-asian="NimbusMonL-Regu" style:font-name-complex="NimbusMonL-Regu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background-color="#ffff00" style:font-style-asian="normal" style:font-style-complex="normal"/>
    </style:style>
    <style:style style:name="T35" style:family="text">
      <style:text-properties fo:font-style="normal" fo:background-color="#ffff00" style:font-name-asian="Lucida Sans" style:font-style-asian="normal" style:font-name-complex="Lucida Sans" style:font-style-complex="normal"/>
    </style:style>
    <style:style style:name="T36" style:family="text">
      <style:text-properties fo:font-style="normal" style:text-underline-style="none" fo:font-weight="bold" style:font-name-asian="Lucida Sans" style:font-style-asian="normal" style:font-weight-asian="bold" style:font-name-complex="Lucida Sans" style:font-style-complex="normal" style:font-weight-complex="bold"/>
    </style:style>
    <style:style style:name="T37" style:family="text">
      <style:text-properties fo:font-style="normal" style:text-underline-style="none" style:font-name-asian="Lucida Sans" style:font-style-asian="normal" style:font-name-complex="Lucida Sans" style:font-style-complex="normal"/>
    </style:style>
    <style:style style:name="T38" style:family="text">
      <style:text-properties fo:font-style="normal" style:font-name-asian="Lucida Sans" style:font-style-asian="normal" style:font-name-complex="Lucida Sans" style:font-style-complex="normal"/>
    </style:style>
    <style:style style:name="T39" style:family="text">
      <style:text-properties fo:color="#ff3333" fo:background-color="#ffff66"/>
    </style:style>
    <style:style style:name="T40" style:family="text">
      <style:text-properties fo:color="#ff3333" fo:font-style="normal" style:font-name-asian="Lucida Sans" style:font-style-asian="normal" style:font-name-complex="Lucida Sans" style:font-style-complex="normal"/>
    </style:style>
    <style:style style:name="T41" style:family="text">
      <style:text-properties style:font-name-asian="CMSLTT10" style:font-name-complex="CMSLTT10"/>
    </style:style>
    <style:style style:name="T42" style:family="text">
      <style:text-properties style:font-name-asian="Courier" style:font-name-complex="Courier"/>
    </style:style>
    <style:style style:name="T43" style:family="text">
      <style:text-properties fo:background-color="#ffccff"/>
    </style:style>
    <style:style style:name="T44" style:family="text">
      <style:text-properties fo:background-color="#ffff00"/>
    </style:style>
    <style:style style:name="T45" style:family="text">
      <style:text-properties style:font-name-asian="Inconsolata-zi4r" style:font-name-complex="Inconsolata-zi4r"/>
    </style:style>
    <style:style style:name="T46" style:family="text">
      <style:text-properties style:use-window-font-color="true" style:font-name="Times New Roman" fo:background-color="transparent" style:font-name-asian="Courier" style:font-name-complex="Courier"/>
    </style:style>
    <style:style style:name="T47" style:family="text">
      <style:text-properties fo:color="#8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yroll employment growth ( <text:span text:style-name="T26">PAYEMS</text:span> ) : <text:span text:style-name="T26">the seasonally adjusted monthly change</text:span> in nonfarm payroll employment</text:p>
      <text:p text:style-name="P6">(so far should be identical to payems )</text:p>
      <text:p text:style-name="P7"/>
      <text:p text:style-name="P7">Unemployment Rate: the <text:span text:style-name="T26">seasonally adjusted monthly rate of unemployment, defined by the Bureau of Labor Statistics as the number unemployed as a percent of the labor force</text:span></text:p>
      <text:p text:style-name="P7"/>
      <text:p text:style-name="P56">cpiDb2 =read.table(file='cpiDb.csv', header = TRUE, <text:s/>sep = <text:s text:c="2"/>'\t' <text:s/>, <text:s/>row.names=1, <text:s text:c="3"/>as.is = T,</text:p>
      <text:p text:style-name="P56"><text:s text:c="11"/>na.strings = c("NA", '', 0, ' '), <text:s/>colClasses = NA, nrows = -1,</text:p>
      <text:p text:style-name="P56"><text:s text:c="11"/>skip = 0, check.names = TRUE, # fill = !blank.lines.skip,</text:p>
      <text:p text:style-name="P56"><text:s text:c="11"/>strip.white = TRUE, <text:s text:c="3"/>blank.lines.skip = TRUE,</text:p>
      <text:p text:style-name="P56"><text:s text:c="11"/>comment.char = "#",</text:p>
      <text:p text:style-name="P56"><text:s text:c="11"/>allowEscapes = FALSE, flush = FALSE,</text:p>
      <text:p text:style-name="P56"><text:s text:c="11"/>stringsAsFactors = F,</text:p>
      <text:p text:style-name="P55"><text:s text:c="11"/>fileEncoding = "", encoding = "unknown", <text:s/>skipNul = FALSE)</text:p>
      <text:p text:style-name="P11">library(fredr);library(fImport); library( forecast ); library(bnlearn); library( bnstruct ); library(imputeTS);library(fractaldim)</text:p>
      <text:p text:style-name="P15"><text:span text:style-name="T29">library(rgl);</text:span> </text:p>
      <text:p text:style-name="P15"/>
      <text:p text:style-name="P11">current_key &lt;- Sys.getenv("FRED_API_KEY")</text:p>
      <text:p text:style-name="P11">fredr_set_key("f5c580affb3adda7c20836f9936a3c98") <text:s text:c="32"/># <text:s/>put blank before *</text:p>
      <text:p text:style-name="P35">fred.dnld <text:s/>= read.table( file='fredie.csv', <text:s/>header = F, <text:s/>sep = '\t' <text:s text:c="2"/>, <text:s text:c="2"/>as.is = T <text:s/>)</text:p>
      <text:p text:style-name="P28">dim(fred.dnld)</text:p>
      <text:p text:style-name="P42"/>
      <text:p text:style-name="P42">x<text:span text:style-name="T3"> = as.data.frame( fredr(series_id = '</text:span><text:span text:style-name="T7">PAYEMS</text:span><text:span text:style-name="T8">'</text:span><text:span text:style-name="T3">, observation_start = as.Date('1991-01-01'), frequency = 'm', <text:s/>units='</text:span><text:span text:style-name="T10">lin</text:span><text:span text:style-name="T3">' ) ) <text:s text:c="2"/></text:span></text:p>
      <text:p text:style-name="P22">date.ruler = x[ , 1 ]<text:tab/></text:p>
      <text:p text:style-name="P22"># rm(x)</text:p>
      <text:p text:style-name="P36"/>
      <text:p text:style-name="P36">#for( ii in 1:length(payems.lst) ) cat( ' ii ', ii, length( payems.lst[[ii]] ),'\n' );</text:p>
      <text:p text:style-name="P13"/>
      <text:p text:style-name="P13">write.table( payemsDb, 'payemsDb.csv', sep='<text:span text:style-name="T45">\t' <text:s/>, row.names=F, col.names=F )</text:span></text:p>
      <text:p text:style-name="P36"/>
      <text:p text:style-name="P36">payems.lst &lt;&lt;- list()</text:p>
      <text:p text:style-name="P36">undebug( load.payems ) </text:p>
      <text:p text:style-name="P36"/>
      <text:p text:style-name="P36"><text:span text:style-name="T47">end.date = </text:span>tail( date.ruler, 1 ) <text:s text:c="11"/># <text:span text:style-name="T47">'2019-12-01'</text:span> </text:p>
      <text:p text:style-name="P40"><text:span text:style-name="T21">payems.lst = load.payems( dnld = fred</text:span><text:span text:style-name="T22">.dnld</text:span><text:span text:style-name="T21">, start = 5 , lst=payems.lst , date.ruler=date.ruler )</text:span></text:p>
      <text:p text:style-name="P13"><text:s/></text:p>
      <text:p text:style-name="P14"><text:s text:c="2"/></text:p>
      <text:p text:style-name="P27"># handload payems</text:p>
      <text:p text:style-name="P25"><text:span text:style-name="T32">x</text:span><text:span text:style-name="T38"> = as.data.frame( fredr(series_id = '</text:span><text:span text:style-name="T36">PAYEMS</text:span><text:span text:style-name="T37">'</text:span><text:span text:style-name="T38">, observation_start = as.Date('1991-01-01'), observation_end = </text:span><text:span text:style-name="T35">tail( date.ruler, 1 )</text:span><text:span text:style-name="T38">, frequency = 'm', <text:s/>units='</text:span><text:span text:style-name="T40">lin</text:span><text:span text:style-name="T38">' ) ) <text:s text:c="2"/></text:span><text:s/></text:p>
      <text:p text:style-name="P25">L = length( payems.lst <text:s/>)</text:p>
      <text:p text:style-name="P23">payems.lst[[ 3 ]] <text:s/>= x[ , c( 1, 3 ) ] <text:s text:c="4"/># <text:s text:c="2"/>payems.lst[[ L+1 ]] </text:p>
      <text:p text:style-name="P23">#payems.lst = payems.lst[ -(L+1) ]</text:p>
      <text:p text:style-name="P23">names(payems.lst )[ 3 ] = 'Payroll.Employment' <text:s text:c="3"/>## payems.lst[[ L+1 ]] <text:s text:c="2"/></text:p>
      <text:p text:style-name="P18">length( payems.lst <text:s/>)</text:p>
      <text:p text:style-name="P22"><text:s/></text:p>
      <text:p text:style-name="P26"># lst repair</text:p>
      <text:p text:style-name="P42">x<text:span text:style-name="T3"> = as.data.frame( fredr(series_id = '</text:span><text:span text:style-name="T7">PAYEMS</text:span><text:span text:style-name="T8">'</text:span><text:span text:style-name="T3">, observation_start = as.Date('1991-01-01'), frequency = 'm', <text:s/>units='</text:span><text:span text:style-name="T13">lin</text:span><text:span text:style-name="T3">' ) ) <text:s text:c="2"/></text:span></text:p>
      <text:p text:style-name="P22">date.ruler = x[ , 1 ]<text:tab/></text:p>
      <text:p text:style-name="P22"><text:s/></text:p>
      <text:p text:style-name="P26"><text:span text:style-name="T33">template = data.frame( <text:s/>date.ruler, value=rep( </text:span><text:span text:style-name="T34">NA</text:span><text:span text:style-name="T33">, length( date.ruler ) ) <text:s/>) <text:s/># for unrate</text:span> </text:p>
      <text:p text:style-name="P21">mm = charmatch( x <text:s/>= <text:span text:style-name="T31">x[ , 'date' ]</text:span> , table = date.ruler, nomatch = <text:s/>F )</text:p>
      <text:p text:style-name="P22">template[ mm, 'value' ] = <text:s/>x[ , 'value' ] <text:s text:c="5"/></text:p>
      <text:p text:style-name="P23">payems.lst [[ 3 ]] = template <text:s text:c="4"/></text:p>
      <text:p text:style-name="P47"/>
      <text:p text:style-name="P42"><text:span text:style-name="T3">x = as.data.frame( fredr(series_id = '</text:span><text:span text:style-name="T6">CPIAUCSL</text:span><text:span text:style-name="T3">', observation_start = as.Date('1991-01-01'), frequency = 'm' , unit='</text:span><text:span text:style-name="T9">lin</text:span><text:span text:style-name="T3">' ) ) <text:s text:c="2"/></text:span></text:p>
      <text:p text:style-name="P22"><text:s text:c="4"/></text:p>
      <text:p text:style-name="P21">mm = charmatch( x <text:s/>= <text:span text:style-name="T31">x[ , 'date' ]</text:span> , table = date.ruler, nomatch = <text:s/>-1 )</text:p>
      <text:p text:style-name="P22">template[ mm, 'value' ] = <text:s/>x[ , 'value' ] <text:s text:c="5"/></text:p>
      <text:p text:style-name="P23">payems.lst [[ 2 ]] = as.vector( x[ , c(1,3) ] ) <text:s text:c="3"/></text:p>
      <text:p text:style-name="P38"/>
      <text:p text:style-name="P39"># resume work here !</text:p>
      <text:p text:style-name="P38"># payems.lst[[ 215 ]] = NULL</text:p>
      <text:p text:style-name="P41"><text:span text:style-name="T23">payems = payems.lst</text:span><text:span text:style-name="T24">[[ 4 ]] <text:s text:c="3"/># 4 is payems !</text:span></text:p>
      <text:p text:style-name="P37"># date.ruler = payems[ , 1 ]</text:p>
      <text:p text:style-name="P3">payemsDb = as.data.frame( matrix( 0, ncol=length( payems.lst ), nrow= nrow( payems ) <text:s/>) )</text:p>
      <text:p text:style-name="P3">counter = 0 </text:p>
      <text:p text:style-name="P3">for( ii in 1:length( payems.lst ) ){</text:p>
      <text:p text:style-name="P9"><text:span text:style-name="T46">if( !is.null( </text:span><text:span text:style-name="T23">payems.lst</text:span><text:span text:style-name="T46">[[ ii ]] ) ) { </text:span></text:p>
      <text:p text:style-name="P3">counter = counter+1; </text:p>
      <text:p text:style-name="P3">payemsDb[ , counter ] = payems.lst[[ ii ]] [ , 2 ] <text:s text:c="4"/></text:p>
      <text:p text:style-name="P3"><text:s text:c="2"/>} <text:s/># end if</text:p>
      <text:p text:style-name="P3">}</text:p>
      <text:p text:style-name="P3">names( payemsDb ) = names( payems.lst )</text:p>
      <text:p text:style-name="P23">rownames(payemsDb) = date.ruler </text:p>
      <text:p text:style-name="P13">write.table( payemsDb, 'payemsDb.csv', sep='<text:span text:style-name="T45">\t' <text:s/>, row.names=T, col.names=T )</text:span></text:p>
      <text:p text:style-name="P14"/>
      <text:p text:style-name="P23">payemsDb = as.data.frame( payems.lst )</text:p>
      <text:p text:style-name="P23">rownames(payemsDb) = date.ruler </text:p>
      <text:p text:style-name="P17"/>
      <text:p text:style-name="P17">load.payems = function( <text:s/>dnld, <text:s/>start = <text:span text:style-name="T1">1 </text:span>, db=payemsDb, <text:s/>lst=list(), date.ruler = date.ruler ){</text:p>
      <text:p text:style-name="P18"># lst = get ( 'payems.lst' )</text:p>
      <text:p text:style-name="P42">ii = length( lst );<text:span text:style-name="T33">units = 'lin'</text:span></text:p>
      <text:p text:style-name="P42">template = data.frame( <text:s/>date.ruler, value=rep( <text:span text:style-name="T44">NA</text:span>, length( date.ruler ) ) <text:s/>)</text:p>
      <text:p text:style-name="P46"/>
      <text:p text:style-name="P46">for( iRow in <text:s/>start:<text:span text:style-name="T26">nrow</text:span>( dnld ) <text:s text:c="2"/>){</text:p>
      <text:p text:style-name="P42">cat( '&gt;&gt;&gt;...&lt;&lt;&lt;', <text:s/>'\n' <text:s text:c="2"/>)</text:p>
      <text:p text:style-name="P42">cat( ' starting index iRow ', iRow, <text:s/>as.matrix( dnld[ iRow, ] ), <text:s/>'\n' <text:s/>)</text:p>
      <text:p text:style-name="P42"/>
      <text:p text:style-name="P44"><text:span text:style-name="T29">ttr = as.data.frame( fredr_series(series_id = </text:span><text:span text:style-name="T1">dnld[ iRow, 2 ]</text:span><text:span text:style-name="T29">, realtime_start = </text:span><text:span text:style-name="T1">as.Date('199</text:span><text:span text:style-name="T12">0</text:span><text:span text:style-name="T1">-01-01')</text:span><text:span text:style-name="T29">, realtime_end = NULL ) )</text:span></text:p>
      <text:p text:style-name="P1">gg = grep( pattern = 'Quarterly+' , ttr[1, 'frequency' ] <text:s/>)</text:p>
      <text:p text:style-name="P45">if( length(gg) &gt; 0 ) <text:s/>{ cat( ' skipping Q ', <text:span text:style-name="T11">dnld[ iRow, 2 ], '\n' );</text:span> next; }</text:p>
      <text:p text:style-name="P10"># gg = grep( pattern = 'Percent+' , ttr[1, 'units' ] <text:s/>)</text:p>
      <text:p text:style-name="P29"><text:span text:style-name="T45"># if( length(gg)==0 ) <text:s/>units='</text:span><text:span text:style-name="T28">pch</text:span><text:span text:style-name="T45">' <text:s/>else units = 'lin'</text:span></text:p>
      <text:p text:style-name="P34"><text:span text:style-name="T30">x = tryCatch( </text:span><text:span text:style-name="T15">fredr( series_id = dnld[ iRow, 2 ], observation_start = as.Date('199</text:span><text:span text:style-name="T14">1</text:span><text:span text:style-name="T15">-01-01'), </text:span><text:span text:style-name="T25">observation_end = as.Date('2019-10-01'), </text:span><text:span text:style-name="T15">frequency = '</text:span><text:span text:style-name="T16">m</text:span><text:span text:style-name="T15">', aggregation_method = "avg", units=</text:span><text:span text:style-name="T17"> </text:span><text:span text:style-name="T16">units </text:span><text:span text:style-name="T15">) , warning=function(w) { cat( 'too many files!','\n' ); <text:s/>w; </text:span><text:span text:style-name="T18">return(lst);</text:span><text:span text:style-name="T15"> <text:s/>} ,</text:span></text:p>
      <text:p text:style-name="P34"><text:span text:style-name="T15"><text:s text:c="21"/>error = function(e) { cat( 'too many files!','\n' ); <text:s/>e; </text:span><text:span text:style-name="T18">return(lst) <text:s/>}</text:span><text:span text:style-name="T15"> )</text:span><text:span text:style-name="T18"> </text:span></text:p>
      <text:p text:style-name="P21">if(inherits( x,"try-error")) { return(lst) }</text:p>
      <text:p text:style-name="P22">x = as.data.frame( x )</text:p>
      <text:p text:style-name="P22">yy.date = x[ , 'date' ]</text:p>
      <text:p text:style-name="P22">yy = <text:s/>x[ , 'value' ] <text:s text:c="9"/></text:p>
      <text:p text:style-name="P47">L = length( date.ruler )</text:p>
      <text:p text:style-name="P22">yy.date = x[ , 'date' ]</text:p>
      <text:p text:style-name="P21">mm = charmatch( x <text:s/>= x[ , 1 ] , table = date.ruler, nomatch = <text:s/>-1 )</text:p>
      <text:p text:style-name="P22">template[ mm, 'value' ] = <text:s/>x[ , 'value' ] <text:s text:c="15"/></text:p>
      <text:p text:style-name="P47">ii = ii + 1</text:p>
      <text:p text:style-name="P42">lst[[ ii ]] = <text:span text:style-name="T3">template</text:span> <text:s text:c="12"/></text:p>
      <text:p text:style-name="P42">names(lst)[ ii ] = <text:s/>dnld[ <text:span text:style-name="T26">iRow</text:span>, 1 ] </text:p>
      <text:p text:style-name="P42">assign( x='<text:span text:style-name="T26">payems.lst</text:span>', value=lst, envir = globalenv() )</text:p>
      <text:p text:style-name="P42">cat( ' col ii saved to lst! ', ii, ' L yy ' , length(yy), <text:s/>'\n' )</text:p>
      <text:p text:style-name="P42">Sys.sleep( time = 1 )</text:p>
      <text:p text:style-name="P42"><text:s text:c="2"/><text:span text:style-name="T5">} <text:s/># end for <text:s text:c="2"/>iRow</text:span></text:p>
      <text:p text:style-name="P48"/>
      <text:p text:style-name="P12">return( lst )</text:p>
      <text:p text:style-name="P12">} # end of fun</text:p>
      <text:p text:style-name="P4"/>
      <text:p text:style-name="P24"/>
      <text:p text:style-name="P17">load.payems = function( <text:s/>dnld<text:span text:style-name="T1"> </text:span>, <text:s/>lst=list(), start=1, date.ruler = date.ruler ){</text:p>
      <text:p text:style-name="P19">units = 'lin'</text:p>
      <text:p text:style-name="P42"><text:span text:style-name="T43">ii = length( lst );</text:span> </text:p>
      <text:p text:style-name="P46"/>
      <text:p text:style-name="P46">for( iRow in <text:s/>start:<text:span text:style-name="T26">nrow</text:span>( dnld ) <text:s text:c="2"/>){</text:p>
      <text:p text:style-name="P42">cat( '&gt;&gt;&gt;...&lt;&lt;&lt;', <text:s/>'\n' <text:s text:c="2"/>)</text:p>
      <text:p text:style-name="P42">cat( ' starting index iRow ', iRow, <text:s/>as.matrix( dnld[ iRow, ] ), <text:s/>'\n' <text:s/>)</text:p>
      <text:p text:style-name="P44"><text:span text:style-name="T29">ttr = as.data.frame( fredr_series(series_id = </text:span><text:span text:style-name="T1">dnld[ iRow, 2 ]</text:span><text:span text:style-name="T29">, realtime_start = </text:span><text:span text:style-name="T1">as.Date('199</text:span><text:span text:style-name="T12">0</text:span><text:span text:style-name="T1">-01-01')</text:span><text:span text:style-name="T29">, realtime_end = NULL ) )</text:span></text:p>
      <text:p text:style-name="P1">gg = grep( pattern = 'Quarterly+' , ttr[1, 'frequency' ] <text:s/>)</text:p>
      <text:p text:style-name="P45">if( length(gg) &gt; 0 ) <text:s/>{ cat( ' skipping Q ', <text:span text:style-name="T11">dnld[ iRow, 2 ], '\n' );</text:span> next; }</text:p>
      <text:p text:style-name="P1">gg = grep( pattern = 'Percent+' , ttr[1, 'units' ] <text:s/>)</text:p>
      <text:p text:style-name="P19"><text:span text:style-name="T30">if( length(gg)==0 ) <text:s/>units='</text:span><text:span text:style-name="T28">pch</text:span><text:span text:style-name="T30">' <text:s/>else units = 'lin'</text:span></text:p>
      <text:p text:style-name="P34"><text:span text:style-name="T30">x = tryCatch( </text:span><text:span text:style-name="T15">fredr( series_id = dnld[ iRow, 2 ], observation_start = as.Date('199</text:span><text:span text:style-name="T14">1</text:span><text:span text:style-name="T15">-01-01'), </text:span><text:span text:style-name="T25">observation_end = as.Date('2019-10-01'), </text:span><text:span text:style-name="T15">frequency = '</text:span><text:span text:style-name="T16">m</text:span><text:span text:style-name="T15">', aggregation_method = "avg", units=</text:span><text:span text:style-name="T17"> </text:span><text:span text:style-name="T16">units </text:span><text:span text:style-name="T15">) , warning=function(w) { cat( 'too many files!','\n' ); <text:s/>w; </text:span><text:span text:style-name="T18">return(lst);</text:span><text:span text:style-name="T15"> <text:s/>} ,</text:span></text:p>
      <text:p text:style-name="P34"><text:span text:style-name="T15"><text:s text:c="21"/>error = function(e) { cat( 'too many files!','\n' ); <text:s/>e; </text:span><text:span text:style-name="T18">return(lst) <text:s/>}</text:span><text:span text:style-name="T15"> )</text:span><text:span text:style-name="T18"> </text:span></text:p>
      <text:p text:style-name="P21">if(inherits( x,"try-error")) { return(lst) }</text:p>
      <text:p text:style-name="P22">x = as.data.frame( x ) </text:p>
      <text:p text:style-name="P47">L = length( date.ruler )</text:p>
      <text:p text:style-name="P18">mm = charmatch( x <text:s/>= x[ , 1 ] , table = date.ruler, nomatch = <text:s/>-1 )</text:p>
      <text:p text:style-name="P18">if( length(mm) &lt; <text:s/>0.85*L &amp;&amp; <text:span text:style-name="T3">dnld[ iRow, 2 ] != '</text:span><text:span text:style-name="T4">DGS30'</text:span> ) { <text:s/>cat( ' rejected len mm&lt;0.85*L: iRow ', iRow, ' len mm ' , length(mm), as.matrix( dnld[ iRow, <text:s text:c="2"/>] ), <text:s/>'\n' <text:s/>); next; }</text:p>
      <text:p text:style-name="P18"><text:span text:style-name="T3">missing.values = (1:L) [ is.na( x[ ,'value' ] ) <text:s/>| <text:s/>is.nan( x[ , 'value' ] ) <text:s/>]</text:span><text:span text:style-name="T4"> </text:span></text:p>
      <text:p text:style-name="P21">if( length( missing.values ) &gt; 10 &amp;&amp; <text:span text:style-name="T31">dnld[ iRow, 2 ] != '</text:span>DGS30' ) { cat( ' too many missing value, ', length( missing.values ), dnld[ iRow, 1 ], '\n' <text:s/>); next; } <text:s/></text:p>
      <text:p text:style-name="P16">x[ , 'value' <text:s/>] = na_interpolation( x[ , 'value' <text:s/>] , option = "spline")</text:p>
      <text:p text:style-name="P18">if ( length(mm) &lt; L <text:span text:style-name="T3">)</text:span> <text:s text:c="2"/>{ <text:s text:c="11"/></text:p>
      <text:p text:style-name="P18"><text:s text:c="5"/>cat( ' accpted but missing values: iRow ', iRow, ' L ', L, <text:s/>' len mm ' , length(mm), as.matrix( dnld[ iRow, <text:s text:c="2"/>] ), <text:s/>'\n' <text:s/>)</text:p>
      <text:p text:style-name="P18"># where do u have values</text:p>
      <text:p text:style-name="P18"><text:tab/> <text:s/>existing.vals = <text:s/>!( <text:span text:style-name="T3">is.na( x[ ,'value' ] ) <text:s/>| <text:s/>is.nan( x[ , 'value' ] ) <text:s/>)</text:span></text:p>
      <text:p text:style-name="P22"><text:tab/> <text:s/>existing.vals = (1:L)[existing.vals] <text:s/># convert from logical to integer</text:p>
      <text:p text:style-name="P18"># mm is existing dates</text:p>
      <text:p text:style-name="P18"><text:s text:c="5"/>existing = intersect( existing.vals, mm )</text:p>
      <text:p text:style-name="P18"># <text:s text:c="2"/>missing ( to be filled in )</text:p>
      <text:p text:style-name="P18"><text:tab/> <text:s/>missing.vals = ( <text:span text:style-name="T3">is.na( x[ ,'value' ] ) <text:s/>| <text:s/>is.nan( x[ , 'value' ] ) <text:s/>)</text:span></text:p>
      <text:p text:style-name="P22"><text:tab/> <text:s/>missing.vals = (1:L)[ missing.vals ] <text:s text:c="9"/># missing.vals from logical to integer</text:p>
      <text:p text:style-name="P18"><text:span text:style-name="T3"><text:s text:c="3"/><text:tab/> <text:s/></text:span><text:span text:style-name="T4">missing.dates = setdiff( x = 1:L, y=mm ) </text:span></text:p>
      <text:p text:style-name="P22"><text:s text:c="5"/>missing = union( missing.dates, missing.vals )</text:p>
      <text:p text:style-name="P22"><text:tab/> <text:s/>if( length( missing ) &lt; 15 ) { </text:p>
      <text:p text:style-name="P20"><text:span text:style-name="T19"><text:s text:c="5"/>x.spl = smooth.spline( x=</text:span><text:span text:style-name="T20">existing</text:span><text:span text:style-name="T19">, y = x[ </text:span><text:span text:style-name="T20">existing</text:span><text:span text:style-name="T19">, 3 ] , spar = 0.45, tol=1e-4 ) <text:s text:c="4"/></text:span></text:p>
      <text:p text:style-name="P18"><text:s text:c="5"/>x[ missing, 'value' ] = predict( x.spl, x=missing )$y</text:p>
      <text:p text:style-name="P18"><text:tab/> <text:s/>x[ missing, 'date' ] = date.ruler[ missing ]</text:p>
      <text:p text:style-name="P18"><text:s text:c="5"/>x[ missing, 'series_id' ] = <text:span text:style-name="T3">dnld[ iRow, 2 ]</text:span></text:p>
      <text:p text:style-name="P22"><text:s text:c="7"/>} # end if</text:p>
      <text:p text:style-name="P22"><text:s text:c="5"/>else {</text:p>
      <text:p text:style-name="P22"><text:tab/> <text:s/>cat( ' missing more than 10 entries! ', '\n' )</text:p>
      <text:p text:style-name="P18"><text:s text:c="5"/>x[ missing, 'value' ] = 'NA'</text:p>
      <text:p text:style-name="P18"><text:tab/> <text:s/>x[ missing, 'date' ] = date.ruler[ missing ]</text:p>
      <text:p text:style-name="P18"><text:s text:c="5"/>x[ missing, 'series_id' ] = <text:span text:style-name="T3">dnld[ iRow, 2 ]</text:span></text:p>
      <text:p text:style-name="P22"><text:s text:c="7"/>} <text:s/>#end else</text:p>
      <text:p text:style-name="P18"><text:s text:c="2"/>} <text:s/># end if ; fill in missing values</text:p>
      <text:p text:style-name="P47"/>
      <text:p text:style-name="P47">if( any( is.na(x) ) ) { cat( ' rejected on NA ',<text:span text:style-name="T32"> '\n' <text:s/>) ; browser(); </text:span>next }</text:p>
      <text:p text:style-name="P47"/>
      <text:p text:style-name="P47">ii = ii + 1</text:p>
      <text:p text:style-name="P42">lst[[ ii ]] = x[ , 'value' ] <text:s text:c="24"/></text:p>
      <text:p text:style-name="P42">names(lst)[ ii ] = <text:s/>dnld[ <text:span text:style-name="T27">iRow</text:span>, 1 ] </text:p>
      <text:p text:style-name="P42">assign( x='payems.lst', value=lst, envir = globalenv() )</text:p>
      <text:p text:style-name="P42">cat( ' col ii saved to lst! ', ii, '\n' )</text:p>
      <text:p text:style-name="P43">Sys.sleep( time=2 )</text:p>
      <text:p text:style-name="P42"><text:s text:c="2"/><text:span text:style-name="T5">} <text:s/># end for <text:s text:c="2"/>iRow</text:span></text:p>
      <text:p text:style-name="P48"/>
      <text:p text:style-name="P12">return( lst )</text:p>
      <text:p text:style-name="P12">} # end of fun</text:p>
      <text:p text:style-name="P4"/>
      <text:p text:style-name="P4"/>
      <text:p text:style-name="P24"># flip thru all the time-series in payemsDb</text:p>
      <text:p text:style-name="P49">nn = names(payemsDb)</text:p>
      <text:p text:style-name="P23">rn = rownames(payemsDb)</text:p>
      <text:p text:style-name="P49">rb = rainbow( C ) <text:s text:c="2"/># one color per level</text:p>
      <text:p text:style-name="P1">C=ncol(payemsDb)</text:p>
      <text:p text:style-name="P1">L=nrow(payemsDb)</text:p>
      <text:p text:style-name="P50"># undebug(CompareEntirePlots)</text:p>
      <text:p text:style-name="P50">nn=names(payemsDb)</text:p>
      <text:p text:style-name="P50">par ( ask=T )</text:p>
      <text:p text:style-name="P2">for( ii in 1<text:span text:style-name="T39">:</text:span>C ){</text:p>
      <text:p text:style-name="P5">#<text:tab/><text:tab/><text:tab/> sa &lt;- sample( x=1:C, size=2, replace=F ) </text:p>
      <text:p text:style-name="P5">#dd=xx[ , ii , drop=F ]</text:p>
      <text:p text:style-name="P5">#nn=colnames(dd)</text:p>
      <text:p text:style-name="P4">rn=rownames(payemsDb)</text:p>
      <text:p text:style-name="P4">#<text:tab/>response.name = response.name</text:p>
      <text:p text:style-name="P5">#ddr = cbind( dd, response=response )</text:p>
      <text:p text:style-name="P5"># <text:s text:c="2"/><text:tab/><text:tab/>x.lo<text:span text:style-name="T41">&lt;- loess( response~., degree=1, <text:s/>span=0.25, <text:s/>data=as.data.frame(ddr)</text:span><text:span text:style-name="T42"> ) <text:s/></text:span></text:p>
      <text:p text:style-name="P31">x.spl = smooth.spline( x=x, y=payemsDb[ , ii ], spar=0.4 ) <text:s text:c="25"/>#, col='blue', lwd=1.1 )</text:p>
      <text:p text:style-name="P33"><text:span text:style-name="T2"># <text:tab/><text:tab/><text:tab/><text:tab/><text:tab/><text:tab/>pr = predict( object=x.spl , x=x )$y</text:span><text:span text:style-name="T42"> <text:s text:c="2"/></text:span></text:p>
      <text:p text:style-name="P5">ee = resid( x.spl ) </text:p>
      <text:p text:style-name="P53">r = list()</text:p>
      <text:p text:style-name="P53">win = 1:length(response) <text:s text:c="3"/>#(L-29):L</text:p>
      <text:p text:style-name="P53">r$residuals = <text:s text:c="2"/>ee[win] <text:s text:c="19"/></text:p>
      <text:p text:style-name="P54">r$fitted.values = ( response-ee )[win] <text:s text:c="19"/></text:p>
      <text:p text:style-name="P54">r$evalsPop[1] = mean(abs(ee))<text:tab/><text:tab/>#Error.Metric( resid=r$residuals, trim=0.0, pow=1, weights=rep(1,length(r$residuals)) <text:s text:c="2"/>)<text:span text:style-name="T33"> </text:span></text:p>
      <text:p text:style-name="P51">r$response = <text:s/>response[win];</text:p>
      <text:p text:style-name="P51">r$rn = rn[win]</text:p>
      <text:p text:style-name="P51">title = paste( 'time-series plot for: ', nn[ii], sep = ' ' )</text:p>
      <text:p text:style-name="P51">cat( ii, '\n' )</text:p>
      <text:p text:style-name="P50">CompareEntirePlots( result=r , response.name=nn[ ii ]<text:span text:style-name="T41">, rug=T, title=title, pch='.', lty=1</text:span>, <text:span text:style-name="T41">lwd=0.5, cex=0.75</text:span> )</text:p>
      <text:p text:style-name="P52"/>
      <text:p text:style-name="P52">} # end of for flip cards;</text:p>
      <text:p text:style-name="P8"/>
      <text:p text:style-name="P8">undebug(xy.fed.plot)</text:p>
      <text:p text:style-name="P8"/>
      <text:p text:style-name="P32">xy.fed.plot( fedDb=payemsDb, responseCol = 1 )</text:p>
      <text:p text:style-name="P17"/>
      <text:p text:style-name="P18">graphics.off()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SLTT10" svg:font-family="CMSL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1-11T06:50:46.39</meta:creation-date>
    <dc:date>2020-01-15T08:04:58.75</dc:date>
    <dc:creator>Lloyd L</dc:creator>
    <meta:editing-duration>P4DT2H38M2S</meta:editing-duration>
    <meta:editing-cycles>58</meta:editing-cycles>
    <meta:generator>OpenOffice/4.1.6$Win32 OpenOffice.org_project/416m1$Build-9790</meta:generator>
    <meta:document-statistic meta:table-count="0" meta:image-count="0" meta:object-count="0" meta:page-count="1" meta:paragraph-count="187" meta:word-count="1578" meta:character-count="9563"/>
  </office:meta>
</office:document-meta>
</file>